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0F7BD829D3D1D96E.png" manifest:media-type="image/png"/>
  <manifest:file-entry manifest:full-path="Pictures/10000000000003A4000002226B444DCE78A7AF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Привет!</text:p>
            <text:p>5G наступае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RLLC</text:p>
          </draw:text-box>
        </draw:frame>
        <draw:frame draw:style-name="gr2" draw:text-style-name="P2" draw:layer="layout" svg:width="24.655cm" svg:height="14.443cm" svg:x="1.6cm" svg:y="4.4cm">
          <draw:image xlink:href="Pictures/10000000000003A4000002226B444DCE78A7AF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В чем трудность?</text:p>
          </draw:text-box>
        </draw:frame>
        <draw:frame draw:style-name="gr3" draw:text-style-name="P3" draw:layer="layout" svg:width="21.754cm" svg:height="16.315cm" svg:x="3.046cm" svg:y="3.8cm">
          <draw:image xlink:href="Pictures/1000000000000280000001E00F7BD829D3D1D9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22:09:32.580633689</meta:creation-date>
    <dc:date>2019-09-17T00:44:14.129687506</dc:date>
    <meta:editing-duration>PT17M26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